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3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 office:value-type="string" calcext:value-type="string">
            <text:p>20 day cci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office:value-type="string" calcext:value-type="string">
            <text:p>SMA_C_10</text:p>
          </table:table-cell>
          <table:table-cell/>
          <table:table-cell office:value-type="string" calcext:value-type="string">
            <text:p>Disparity_wma5</text:p>
          </table:table-cell>
          <table:table-cell office:value-type="string" calcext:value-type="string">
            <text:p>Disparity_sma5</text:p>
          </table:table-cell>
          <table:table-cell office:value-type="string" calcext:value-type="string">
            <text:p>Disparity_sma10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11"/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11"/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11"/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11"/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number-columns-repeated="2"/>
          <table:table-cell table:formula="of:=[.E6]/[.AC6]" office:value-type="float" office:value="1.02232455701271" calcext:value-type="float">
            <text:p>1.022324557</text:p>
          </table:table-cell>
          <table:table-cell table:formula="of:=[.E6]/[.AB6]" office:value-type="float" office:value="1.03111936832327" calcext:value-type="float">
            <text:p>1.0311193683</text:p>
          </table:table-cell>
          <table:table-cell/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number-columns-repeated="2"/>
          <table:table-cell table:formula="of:=[.E7]/[.AC7]" office:value-type="float" office:value="1.01277064995609" calcext:value-type="float">
            <text:p>1.01277065</text:p>
          </table:table-cell>
          <table:table-cell table:formula="of:=[.E7]/[.AB7]" office:value-type="float" office:value="1.02027579875871" calcext:value-type="float">
            <text:p>1.0202757988</text:p>
          </table:table-cell>
          <table:table-cell/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number-columns-repeated="2"/>
          <table:table-cell table:formula="of:=[.E8]/[.AC8]" office:value-type="float" office:value="1.01694749408012" calcext:value-type="float">
            <text:p>1.0169474941</text:p>
          </table:table-cell>
          <table:table-cell table:formula="of:=[.E8]/[.AB8]" office:value-type="float" office:value="1.02618535121152" calcext:value-type="float">
            <text:p>1.0261853512</text:p>
          </table:table-cell>
          <table:table-cell/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number-columns-repeated="2"/>
          <table:table-cell table:formula="of:=[.E9]/[.AC9]" office:value-type="float" office:value="0.997412021744219" calcext:value-type="float">
            <text:p>0.9974120217</text:p>
          </table:table-cell>
          <table:table-cell table:formula="of:=[.E9]/[.AB9]" office:value-type="float" office:value="1.00170444527163" calcext:value-type="float">
            <text:p>1.0017044453</text:p>
          </table:table-cell>
          <table:table-cell/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number-columns-repeated="2"/>
          <table:table-cell table:formula="of:=[.E10]/[.AC10]" office:value-type="float" office:value="1.02502082398924" calcext:value-type="float">
            <text:p>1.025020824</text:p>
          </table:table-cell>
          <table:table-cell table:formula="of:=[.E10]/[.AB10]" office:value-type="float" office:value="1.03101254809458" calcext:value-type="float">
            <text:p>1.0310125481</text:p>
          </table:table-cell>
          <table:table-cell/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AVERAGE([.E2:.E11])" office:value-type="float" office:value="101.662" calcext:value-type="float">
            <text:p>101.662</text:p>
          </table:table-cell>
          <table:table-cell/>
          <table:table-cell table:formula="of:=[.E11]/[.AC11]" office:value-type="float" office:value="1.01263974504663" calcext:value-type="float">
            <text:p>1.012639745</text:p>
          </table:table-cell>
          <table:table-cell table:formula="of:=[.E11]/[.AB11]" office:value-type="float" office:value="1.01969583644976" calcext:value-type="float">
            <text:p>1.0196958364</text:p>
          </table:table-cell>
          <table:table-cell table:formula="of:=[.E11]/[.AD11]" office:value-type="float" office:value="1.04601522692845" calcext:value-type="float">
            <text:p>1.0460152269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AVERAGE([.E3:.E12])" office:value-type="float" office:value="102.482" calcext:value-type="float">
            <text:p>102.482</text:p>
          </table:table-cell>
          <table:table-cell/>
          <table:table-cell table:formula="of:=[.E12]/[.AC12]" office:value-type="float" office:value="0.994760578746725" calcext:value-type="float">
            <text:p>0.9947605787</text:p>
          </table:table-cell>
          <table:table-cell table:formula="of:=[.E12]/[.AB12]" office:value-type="float" office:value="0.998128806827946" calcext:value-type="float">
            <text:p>0.9981288068</text:p>
          </table:table-cell>
          <table:table-cell table:formula="of:=[.E12]/[.AD12]" office:value-type="float" office:value="1.02017915341231" calcext:value-type="float">
            <text:p>1.0201791534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AVERAGE([.E4:.E13])" office:value-type="float" office:value="103.075" calcext:value-type="float">
            <text:p>103.075</text:p>
          </table:table-cell>
          <table:table-cell/>
          <table:table-cell table:formula="of:=[.E13]/[.AC13]" office:value-type="float" office:value="0.995442947993755" calcext:value-type="float">
            <text:p>0.995442948</text:p>
          </table:table-cell>
          <table:table-cell table:formula="of:=[.E13]/[.AB13]" office:value-type="float" office:value="0.997024944694485" calcext:value-type="float">
            <text:p>0.9970249447</text:p>
          </table:table-cell>
          <table:table-cell table:formula="of:=[.E13]/[.AD13]" office:value-type="float" office:value="1.01440698520495" calcext:value-type="float">
            <text:p>1.0144069852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AVERAGE([.E5:.E14])" office:value-type="float" office:value="103.681" calcext:value-type="float">
            <text:p>103.681</text:p>
          </table:table-cell>
          <table:table-cell/>
          <table:table-cell table:formula="of:=[.E14]/[.AC14]" office:value-type="float" office:value="0.994645877580089" calcext:value-type="float">
            <text:p>0.9946458776</text:p>
          </table:table-cell>
          <table:table-cell table:formula="of:=[.E14]/[.AB14]" office:value-type="float" office:value="0.990539154223185" calcext:value-type="float">
            <text:p>0.9905391542</text:p>
          </table:table-cell>
          <table:table-cell table:formula="of:=[.E14]/[.AD14]" office:value-type="float" office:value="1.00577733625254" calcext:value-type="float">
            <text:p>1.0057773363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AVERAGE([.E6:.E15])" office:value-type="float" office:value="104.259" calcext:value-type="float">
            <text:p>104.259</text:p>
          </table:table-cell>
          <table:table-cell/>
          <table:table-cell table:formula="of:=[.E15]/[.AC15]" office:value-type="float" office:value="1.0065163957853" calcext:value-type="float">
            <text:p>1.0065163958</text:p>
          </table:table-cell>
          <table:table-cell table:formula="of:=[.E15]/[.AB15]" office:value-type="float" office:value="1.00546271270319" calcext:value-type="float">
            <text:p>1.0054627127</text:p>
          </table:table-cell>
          <table:table-cell table:formula="of:=[.E15]/[.AD15]" office:value-type="float" office:value="1.01334177385166" calcext:value-type="float">
            <text:p>1.0133417739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AVERAGE([.E7:.E16])" office:value-type="float" office:value="104.221" calcext:value-type="float">
            <text:p>104.221</text:p>
          </table:table-cell>
          <table:table-cell/>
          <table:table-cell table:formula="of:=[.E16]/[.AC16]" office:value-type="float" office:value="0.979644500934004" calcext:value-type="float">
            <text:p>0.9796445009</text:p>
          </table:table-cell>
          <table:table-cell table:formula="of:=[.E16]/[.AB16]" office:value-type="float" office:value="0.976804024732133" calcext:value-type="float">
            <text:p>0.9768040247</text:p>
          </table:table-cell>
          <table:table-cell table:formula="of:=[.E16]/[.AD16]" office:value-type="float" office:value="0.976194816783566" calcext:value-type="float">
            <text:p>0.9761948168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AVERAGE([.E8:.E17])" office:value-type="float" office:value="104.509" calcext:value-type="float">
            <text:p>104.509</text:p>
          </table:table-cell>
          <table:table-cell/>
          <table:table-cell table:formula="of:=[.E17]/[.AC17]" office:value-type="float" office:value="1.00913174802263" calcext:value-type="float">
            <text:p>1.009131748</text:p>
          </table:table-cell>
          <table:table-cell table:formula="of:=[.E17]/[.AB17]" office:value-type="float" office:value="1.00822847936167" calcext:value-type="float">
            <text:p>1.0082284794</text:p>
          </table:table-cell>
          <table:table-cell table:formula="of:=[.E17]/[.AD17]" office:value-type="float" office:value="1.00594207197466" calcext:value-type="float">
            <text:p>1.005942072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AVERAGE([.E9:.E18])" office:value-type="float" office:value="104.597" calcext:value-type="float">
            <text:p>104.597</text:p>
          </table:table-cell>
          <table:table-cell/>
          <table:table-cell table:formula="of:=[.E18]/[.AC18]" office:value-type="float" office:value="1.00433124437034" calcext:value-type="float">
            <text:p>1.0043312444</text:p>
          </table:table-cell>
          <table:table-cell table:formula="of:=[.E18]/[.AB18]" office:value-type="float" office:value="1.00467782442821" calcext:value-type="float">
            <text:p>1.0046778244</text:p>
          </table:table-cell>
          <table:table-cell table:formula="of:=[.E18]/[.AD18]" office:value-type="float" office:value="1.00203638727688" calcext:value-type="float">
            <text:p>1.0020363873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AVERAGE([.E10:.E19])" office:value-type="float" office:value="104.805" calcext:value-type="float">
            <text:p>104.805</text:p>
          </table:table-cell>
          <table:table-cell/>
          <table:table-cell table:formula="of:=[.E19]/[.AC19]" office:value-type="float" office:value="0.999770035644475" calcext:value-type="float">
            <text:p>0.9997700356</text:p>
          </table:table-cell>
          <table:table-cell table:formula="of:=[.E19]/[.AB19]" office:value-type="float" office:value="1.00005750761976" calcext:value-type="float">
            <text:p>1.0000575076</text:p>
          </table:table-cell>
          <table:table-cell table:formula="of:=[.E19]/[.AD19]" office:value-type="float" office:value="0.995563188779161" calcext:value-type="float">
            <text:p>0.9955631888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AVERAGE([.E11:.E20])" office:value-type="float" office:value="104.777" calcext:value-type="float">
            <text:p>104.777</text:p>
          </table:table-cell>
          <table:table-cell/>
          <table:table-cell table:formula="of:=[.E20]/[.AC20]" office:value-type="float" office:value="1.01263613515778" calcext:value-type="float">
            <text:p>1.0126361352</text:p>
          </table:table-cell>
          <table:table-cell table:formula="of:=[.E20]/[.AB20]" office:value-type="float" office:value="1.01810907559486" calcext:value-type="float">
            <text:p>1.0181090756</text:p>
          </table:table-cell>
          <table:table-cell table:formula="of:=[.E20]/[.AD20]" office:value-type="float" office:value="1.01520371837331" calcext:value-type="float">
            <text:p>1.0152037184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AVERAGE([.E12:.E21])" office:value-type="float" office:value="104.998" calcext:value-type="float">
            <text:p>104.998</text:p>
          </table:table-cell>
          <table:table-cell/>
          <table:table-cell table:formula="of:=[.E21]/[.AC21]" office:value-type="float" office:value="1.02020676691729" calcext:value-type="float">
            <text:p>1.0202067669</text:p>
          </table:table-cell>
          <table:table-cell table:formula="of:=[.E21]/[.AB21]" office:value-type="float" office:value="1.02560468631897" calcext:value-type="float">
            <text:p>1.0256046863</text:p>
          </table:table-cell>
          <table:table-cell table:formula="of:=[.E21]/[.AD21]" office:value-type="float" office:value="1.03382921579459" calcext:value-type="float">
            <text:p>1.0338292158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AVERAGE([.E13:.E22])" office:value-type="float" office:value="105.57" calcext:value-type="float">
            <text:p>105.57</text:p>
          </table:table-cell>
          <table:table-cell/>
          <table:table-cell table:formula="of:=[.E22]/[.AC22]" office:value-type="float" office:value="1.02218582949665" calcext:value-type="float">
            <text:p>1.0221858295</text:p>
          </table:table-cell>
          <table:table-cell table:formula="of:=[.E22]/[.AB22]" office:value-type="float" office:value="1.03183366395928" calcext:value-type="float">
            <text:p>1.031833664</text:p>
          </table:table-cell>
          <table:table-cell table:formula="of:=[.E22]/[.AD22]" office:value-type="float" office:value="1.04452022354836" calcext:value-type="float">
            <text:p>1.0445202235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AVERAGE([.E14:.E23])" office:value-type="float" office:value="106.272" calcext:value-type="float">
            <text:p>106.272</text:p>
          </table:table-cell>
          <table:table-cell/>
          <table:table-cell table:formula="of:=[.E23]/[.AC23]" office:value-type="float" office:value="1.01948578007078" calcext:value-type="float">
            <text:p>1.0194857801</text:p>
          </table:table-cell>
          <table:table-cell table:formula="of:=[.E23]/[.AB23]" office:value-type="float" office:value="1.03102881114746" calcext:value-type="float">
            <text:p>1.0310288111</text:p>
          </table:table-cell>
          <table:table-cell table:formula="of:=[.E23]/[.AD23]" office:value-type="float" office:value="1.04994730502861" calcext:value-type="float">
            <text:p>1.049947305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AVERAGE([.E15:.E24])" office:value-type="float" office:value="106.836" calcext:value-type="float">
            <text:p>106.836</text:p>
          </table:table-cell>
          <table:table-cell/>
          <table:table-cell table:formula="of:=[.E24]/[.AC24]" office:value-type="float" office:value="0.999151617985699" calcext:value-type="float">
            <text:p>0.999151618</text:p>
          </table:table-cell>
          <table:table-cell table:formula="of:=[.E24]/[.AB24]" office:value-type="float" office:value="1.0053229435329" calcext:value-type="float">
            <text:p>1.0053229435</text:p>
          </table:table-cell>
          <table:table-cell table:formula="of:=[.E24]/[.AD24]" office:value-type="float" office:value="1.02886667415478" calcext:value-type="float">
            <text:p>1.0288666742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AVERAGE([.E16:.E25])" office:value-type="float" office:value="107.183" calcext:value-type="float">
            <text:p>107.183</text:p>
          </table:table-cell>
          <table:table-cell/>
          <table:table-cell table:formula="of:=[.E25]/[.AC25]" office:value-type="float" office:value="0.992535367561897" calcext:value-type="float">
            <text:p>0.9925353676</text:p>
          </table:table-cell>
          <table:table-cell table:formula="of:=[.E25]/[.AB25]" office:value-type="float" office:value="0.993011065812464" calcext:value-type="float">
            <text:p>0.9930110658</text:p>
          </table:table-cell>
          <table:table-cell table:formula="of:=[.E25]/[.AD25]" office:value-type="float" office:value="1.01807189572973" calcext:value-type="float">
            <text:p>1.0180718957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AVERAGE([.E17:.E26])" office:value-type="float" office:value="107.758" calcext:value-type="float">
            <text:p>107.758</text:p>
          </table:table-cell>
          <table:table-cell/>
          <table:table-cell table:formula="of:=[.E26]/[.AC26]" office:value-type="float" office:value="0.984869771305707" calcext:value-type="float">
            <text:p>0.9848697713</text:p>
          </table:table-cell>
          <table:table-cell table:formula="of:=[.E26]/[.AB26]" office:value-type="float" office:value="0.980068565593202" calcext:value-type="float">
            <text:p>0.9800685656</text:p>
          </table:table-cell>
          <table:table-cell table:formula="of:=[.E26]/[.AD26]" office:value-type="float" office:value="0.997512945674567" calcext:value-type="float">
            <text:p>0.9975129457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AVERAGE([.E18:.E27])" office:value-type="float" office:value="107.886" calcext:value-type="float">
            <text:p>107.886</text:p>
          </table:table-cell>
          <table:table-cell/>
          <table:table-cell table:formula="of:=[.E27]/[.AC27]" office:value-type="float" office:value="0.98479753700356" calcext:value-type="float">
            <text:p>0.984797537</text:p>
          </table:table-cell>
          <table:table-cell table:formula="of:=[.E27]/[.AB27]" office:value-type="float" office:value="0.977099096451921" calcext:value-type="float">
            <text:p>0.9770990965</text:p>
          </table:table-cell>
          <table:table-cell table:formula="of:=[.E27]/[.AD27]" office:value-type="float" office:value="0.986318892163951" calcext:value-type="float">
            <text:p>0.9863188922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AVERAGE([.E19:.E28])" office:value-type="float" office:value="107.91" calcext:value-type="float">
            <text:p>107.91</text:p>
          </table:table-cell>
          <table:table-cell/>
          <table:table-cell table:formula="of:=[.E28]/[.AC28]" office:value-type="float" office:value="0.983909036415405" calcext:value-type="float">
            <text:p>0.9839090364</text:p>
          </table:table-cell>
          <table:table-cell table:formula="of:=[.E28]/[.AB28]" office:value-type="float" office:value="0.976319262439822" calcext:value-type="float">
            <text:p>0.9763192624</text:p>
          </table:table-cell>
          <table:table-cell table:formula="of:=[.E28]/[.AD28]" office:value-type="float" office:value="0.973496432212028" calcext:value-type="float">
            <text:p>0.9734964322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AVERAGE([.E20:.E29])" office:value-type="float" office:value="108.094" calcext:value-type="float">
            <text:p>108.094</text:p>
          </table:table-cell>
          <table:table-cell/>
          <table:table-cell table:formula="of:=[.E29]/[.AC29]" office:value-type="float" office:value="0.998914972748882" calcext:value-type="float">
            <text:p>0.9989149727</text:p>
          </table:table-cell>
          <table:table-cell table:formula="of:=[.E29]/[.AB29]" office:value-type="float" office:value="0.993729527374825" calcext:value-type="float">
            <text:p>0.9937295274</text:p>
          </table:table-cell>
          <table:table-cell table:formula="of:=[.E29]/[.AD29]" office:value-type="float" office:value="0.982293189261199" calcext:value-type="float">
            <text:p>0.9822931893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AVERAGE([.E21:.E30])" office:value-type="float" office:value="107.881" calcext:value-type="float">
            <text:p>107.881</text:p>
          </table:table-cell>
          <table:table-cell/>
          <table:table-cell table:formula="of:=[.E30]/[.AC30]" office:value-type="float" office:value="0.988756655579304" calcext:value-type="float">
            <text:p>0.9887566556</text:p>
          </table:table-cell>
          <table:table-cell table:formula="of:=[.E30]/[.AB30]" office:value-type="float" office:value="0.984566560250864" calcext:value-type="float">
            <text:p>0.9845665603</text:p>
          </table:table-cell>
          <table:table-cell table:formula="of:=[.E30]/[.AD30]" office:value-type="float" office:value="0.966249849371066" calcext:value-type="float">
            <text:p>0.9662498494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AVERAGE([.E22:.E31])" office:value-type="float" office:value="107.288" calcext:value-type="float">
            <text:p>107.288</text:p>
          </table:table-cell>
          <table:table-cell/>
          <table:table-cell table:formula="of:=[.E31]/[.AC31]" office:value-type="float" office:value="0.983509146321984" calcext:value-type="float">
            <text:p>0.9835091463</text:p>
          </table:table-cell>
          <table:table-cell table:formula="of:=[.E31]/[.AB31]" office:value-type="float" office:value="0.978265014299333" calcext:value-type="float">
            <text:p>0.9782650143</text:p>
          </table:table-cell>
          <table:table-cell table:formula="of:=[.E31]/[.AD31]" office:value-type="float" office:value="0.95649094027291" calcext:value-type="float">
            <text:p>0.9564909403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AVERAGE([.E23:.E32])" office:value-type="float" office:value="106.427" calcext:value-type="float">
            <text:p>106.427</text:p>
          </table:table-cell>
          <table:table-cell/>
          <table:table-cell table:formula="of:=[.E32]/[.AC32]" office:value-type="float" office:value="0.984498776558999" calcext:value-type="float">
            <text:p>0.9844987766</text:p>
          </table:table-cell>
          <table:table-cell table:formula="of:=[.E32]/[.AB32]" office:value-type="float" office:value="0.977970177970178" calcext:value-type="float">
            <text:p>0.977970178</text:p>
          </table:table-cell>
          <table:table-cell table:formula="of:=[.E32]/[.AD32]" office:value-type="float" office:value="0.955208734625612" calcext:value-type="float">
            <text:p>0.9552087346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AVERAGE([.E24:.E33])" office:value-type="float" office:value="105.624" calcext:value-type="float">
            <text:p>105.624</text:p>
          </table:table-cell>
          <table:table-cell/>
          <table:table-cell table:formula="of:=[.E33]/[.AC33]" office:value-type="float" office:value="1.004098493125" calcext:value-type="float">
            <text:p>1.0040984931</text:p>
          </table:table-cell>
          <table:table-cell table:formula="of:=[.E33]/[.AB33]" office:value-type="float" office:value="0.999035214664737" calcext:value-type="float">
            <text:p>0.9990352147</text:p>
          </table:table-cell>
          <table:table-cell table:formula="of:=[.E33]/[.AD33]" office:value-type="float" office:value="0.980364311141407" calcext:value-type="float">
            <text:p>0.9803643111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AVERAGE([.E25:.E34])" office:value-type="float" office:value="105.168" calcext:value-type="float">
            <text:p>105.168</text:p>
          </table:table-cell>
          <table:table-cell/>
          <table:table-cell table:formula="of:=[.E34]/[.AC34]" office:value-type="float" office:value="1.01603384207887" calcext:value-type="float">
            <text:p>1.0160338421</text:p>
          </table:table-cell>
          <table:table-cell table:formula="of:=[.E34]/[.AB34]" office:value-type="float" office:value="1.01810872968324" calcext:value-type="float">
            <text:p>1.0181087297</text:p>
          </table:table-cell>
          <table:table-cell table:formula="of:=[.E34]/[.AD34]" office:value-type="float" office:value="1.00182565038795" calcext:value-type="float">
            <text:p>1.0018256504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AVERAGE([.E26:.E35])" office:value-type="float" office:value="104.632" calcext:value-type="float">
            <text:p>104.632</text:p>
          </table:table-cell>
          <table:table-cell/>
          <table:table-cell table:formula="of:=[.E35]/[.AC35]" office:value-type="float" office:value="0.999723797717156" calcext:value-type="float">
            <text:p>0.9997237977</text:p>
          </table:table-cell>
          <table:table-cell table:formula="of:=[.E35]/[.AB35]" office:value-type="float" office:value="1.0035786826579" calcext:value-type="float">
            <text:p>1.0035786827</text:p>
          </table:table-cell>
          <table:table-cell table:formula="of:=[.E35]/[.AD35]" office:value-type="float" office:value="0.99166602951296" calcext:value-type="float">
            <text:p>0.9916660295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AVERAGE([.E27:.E36])" office:value-type="float" office:value="104.303" calcext:value-type="float">
            <text:p>104.303</text:p>
          </table:table-cell>
          <table:table-cell/>
          <table:table-cell table:formula="of:=[.E36]/[.AC36]" office:value-type="float" office:value="1.00135820819025" calcext:value-type="float">
            <text:p>1.0013582082</text:p>
          </table:table-cell>
          <table:table-cell table:formula="of:=[.E36]/[.AB36]" office:value-type="float" office:value="1.00476346595183" calcext:value-type="float">
            <text:p>1.004763466</text:p>
          </table:table-cell>
          <table:table-cell table:formula="of:=[.E36]/[.AD36]" office:value-type="float" office:value="0.999012492449882" calcext:value-type="float">
            <text:p>0.9990124924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AVERAGE([.E28:.E37])" office:value-type="float" office:value="104.517" calcext:value-type="float">
            <text:p>104.517</text:p>
          </table:table-cell>
          <table:table-cell/>
          <table:table-cell table:formula="of:=[.E37]/[.AC37]" office:value-type="float" office:value="1.02722225727083" calcext:value-type="float">
            <text:p>1.0272222573</text:p>
          </table:table-cell>
          <table:table-cell table:formula="of:=[.E37]/[.AB37]" office:value-type="float" office:value="1.03298313729968" calcext:value-type="float">
            <text:p>1.0329831373</text:p>
          </table:table-cell>
          <table:table-cell table:formula="of:=[.E37]/[.AD37]" office:value-type="float" office:value="1.03858702412048" calcext:value-type="float">
            <text:p>1.0385870241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AVERAGE([.E29:.E38])" office:value-type="float" office:value="105.277" calcext:value-type="float">
            <text:p>105.277</text:p>
          </table:table-cell>
          <table:table-cell/>
          <table:table-cell table:formula="of:=[.E38]/[.AC38]" office:value-type="float" office:value="1.04117244736372" calcext:value-type="float">
            <text:p>1.0411724474</text:p>
          </table:table-cell>
          <table:table-cell table:formula="of:=[.E38]/[.AB38]" office:value-type="float" office:value="1.05374915812318" calcext:value-type="float">
            <text:p>1.0537491581</text:p>
          </table:table-cell>
          <table:table-cell table:formula="of:=[.E38]/[.AD38]" office:value-type="float" office:value="1.0700342904908" calcext:value-type="float">
            <text:p>1.0700342905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AVERAGE([.E30:.E39])" office:value-type="float" office:value="105.834" calcext:value-type="float">
            <text:p>105.834</text:p>
          </table:table-cell>
          <table:table-cell/>
          <table:table-cell table:formula="of:=[.E39]/[.AC39]" office:value-type="float" office:value="1.01766070084266" calcext:value-type="float">
            <text:p>1.0176607008</text:p>
          </table:table-cell>
          <table:table-cell table:formula="of:=[.E39]/[.AB39]" office:value-type="float" office:value="1.03298145717402" calcext:value-type="float">
            <text:p>1.0329814572</text:p>
          </table:table-cell>
          <table:table-cell table:formula="of:=[.E39]/[.AD39]" office:value-type="float" office:value="1.05589886047962" calcext:value-type="float">
            <text:p>1.0558988605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AVERAGE([.E31:.E40])" office:value-type="float" office:value="106.487" calcext:value-type="float">
            <text:p>106.487</text:p>
          </table:table-cell>
          <table:table-cell/>
          <table:table-cell table:formula="of:=[.E40]/[.AC40]" office:value-type="float" office:value="1.00087344135895" calcext:value-type="float">
            <text:p>1.0008734414</text:p>
          </table:table-cell>
          <table:table-cell table:formula="of:=[.E40]/[.AB40]" office:value-type="float" office:value="1.0108227478464" calcext:value-type="float">
            <text:p>1.0108227478</text:p>
          </table:table-cell>
          <table:table-cell table:formula="of:=[.E40]/[.AD40]" office:value-type="float" office:value="1.04022087203133" calcext:value-type="float">
            <text:p>1.040220872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AVERAGE([.E32:.E41])" office:value-type="float" office:value="106.956" calcext:value-type="float">
            <text:p>106.956</text:p>
          </table:table-cell>
          <table:table-cell/>
          <table:table-cell table:formula="of:=[.E41]/[.AC41]" office:value-type="float" office:value="0.976296907316541" calcext:value-type="float">
            <text:p>0.9762969073</text:p>
          </table:table-cell>
          <table:table-cell table:formula="of:=[.E41]/[.AB41]" office:value-type="float" office:value="0.973721938914397" calcext:value-type="float">
            <text:p>0.9737219389</text:p>
          </table:table-cell>
          <table:table-cell table:formula="of:=[.E41]/[.AD41]" office:value-type="float" office:value="1.00330977224279" calcext:value-type="float">
            <text:p>1.0033097722</text:p>
          </table:table-cell>
        </table:table-row>
        <table:table-row table:style-name="ro2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3:18:10.901929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16:47.036681319</meta:creation-date>
    <meta:editing-duration>PT2M11S</meta:editing-duration>
    <meta:editing-cycles>2</meta:editing-cycles>
    <meta:generator>LibreOffice/5.1.6.2$Linux_X86_64 LibreOffice_project/10m0$Build-2</meta:generator>
    <dc:date>2017-12-06T14:29:21.624011294</dc:date>
    <meta:document-statistic meta:table-count="1" meta:cell-count="1012" meta:object-count="0"/>
  </office:meta>
</office:document-meta>
</file>